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ldaSans" svg:font-family="TildaSans, Arial, sans-serif"/>
    <style:font-face style:name="YS Text" svg:font-family="'YS Text', 'Helvetica Neue', Arial, Helvetica, sans-serif"/>
  </office:font-face-decls>
  <office:automatic-styles>
    <style:style style:name="P1" style:family="paragraph" style:parent-style-name="Standard">
      <style:text-properties officeooo:paragraph-rsid="0001bfa9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29440"/>
    </style:style>
    <style:style style:name="P4" style:family="paragraph" style:parent-style-name="Text_20_body">
      <style:paragraph-properties fo:margin-top="0cm" fo:margin-bottom="0.339cm" style:contextual-spacing="false" fo:text-align="justify" style:justify-single-word="false" fo:orphans="2" fo:widows="2"/>
      <style:text-properties fo:font-variant="normal" fo:text-transform="none" fo:color="#212529" loext:opacity="100%" style:font-name="TildaSans" fo:font-size="9.60000038146973pt" fo:letter-spacing="normal" fo:font-style="normal" fo:font-weight="normal" officeooo:paragraph-rsid="00029440" fo:background-color="transparent" loext:padding="0cm" loext:border="none"/>
    </style:style>
    <style:style style:name="P5" style:family="paragraph" style:parent-style-name="Standard">
      <style:paragraph-properties fo:text-align="justify" style:justify-single-word="false"/>
      <style:text-properties officeooo:paragraph-rsid="0007c45c"/>
    </style:style>
    <style:style style:name="P6" style:family="paragraph" style:parent-style-name="Standard">
      <style:paragraph-properties fo:text-align="justify" style:justify-single-word="false"/>
      <style:text-properties officeooo:paragraph-rsid="00029440"/>
    </style:style>
    <style:style style:name="T1" style:family="text">
      <style:text-properties officeooo:rsid="0001bfa9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4197a" fo:background-color="transparent" loext:char-shading-value="0"/>
    </style:style>
    <style:style style:name="T4" style:family="text">
      <style:text-properties officeooo:rsid="00029440"/>
    </style:style>
    <style:style style:name="T5" style:family="text">
      <style:text-properties officeooo:rsid="00063c5e"/>
    </style:style>
    <style:style style:name="T6" style:family="text">
      <style:text-properties officeooo:rsid="0007c4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СОГЛАСИЕ</text:span></text:p>
      <text:p text:style-name="P1"><text:tab/><text:tab/>на получение рассылки рекламно-информационных материалов</text:p>
      <text:p text:style-name="Standard"/>
      <text:p text:style-name="Standard"/>
      <text:p text:style-name="P3"><text:tab/>Настоящим я в соответствии с ч.1 статьи 18 Федерального закона от 13.03.2006 N 38-ФЗ «О рекламе» свободно, своей волей и в своем интересе даю свое согласие АКЦИОНЕРНО<text:span text:style-name="T6">МУ</text:span> ОБЩЕСТВ<text:span text:style-name="T6">У</text:span> «ВИНВИНЛЭНД» (ОГРН: 1247800054050; ИНН: 7810961157), </text:p>
      <text:p text:style-name="P5">зарегистрированному по адресу: Российская Федерация, 196143, г. Санкт - Петербург, улица ЛЕНСОВЕТА, Д. 34, К. 3 ЛИТЕРА А, ПОМЕЩ. 23-Н, ОФИС 71, <text:s/>на осуществление рассылки рекламно-информационного характера в отношении Товаров, Услуг, Спец. предложений, Промоакций Общества, на электронную почту, номер телефона, указанные при заполнении веб-формы на сайт<text:span text:style-name="T4">ах</text:span> https://winwinland.ru, https://for16.ru и https://1-info.ru.</text:p>
      <text:p text:style-name="P2"><text:tab/>Настоящее согласие предоставляется на неограниченный срок при отсутствии сведений о его отзыве. Согласие может быть отозвано мною в любой момент путем отписки физического лица от информации <text:span text:style-name="T1">при</text:span> переход<text:span text:style-name="T1">е</text:span> по специальной ссылке «Отписаться от рассылки» в рассылаемых письмах или путем <text:span text:style-name="T1">направления </text:span>соответствующего запроса с темой письма «Отписаться от рекламы» по электронной почте info@ winwinland.ru.</text:p>
      <text:p text:style-name="Standard"/>
      <text:p text:style-name="P3"><text:tab/>Я согласен(а) с тем, что текст данного мной по собственной воле и в моих интересах согласия хранится в электронном виде в базе данных и подтверждает факт согласия на обработку персональных данных в соответствии с вышеизложенными положениями и беру на себя ответственность за достоверность предоставления персональных данных.</text:p>
      <text:p text:style-name="P2"><text:tab/>Настоящим я гарантию, что указанные мною на Сайте абонентские номера телефонов и/или адреса электронных почт принадлежат мне, в случае прекращения использования мною абонентского номера телефона и/или электронной почты, указанных на Сайте, я обязуюсь проинформировать об этом <text:span text:style-name="T1">Общество</text:span>. Указывая абонентский номер телефона и/или электронную почту на Сайте, принадлежащие третьему лицу, я гарантирую, что получил согласие от указанного третьего лица на получение рекламных рассылок от Экосистемы в соответствии с настоящим Согласием.</text:p>
      <text:p text:style-name="P2"><text:tab/>Я подтверждаю, что владею информацией о том, что в любой момент в течение всего срока действия настоящего согласия, я вправе отозвать согласие и отписаться от получения рассылок путем перехода по соответствующей ссылке, существующей в любом письме.</text:p>
      <text:p text:style-name="P2"><text:tab/>Также я информирован(-а), что при возникновении вопросов относительно отказа от рассылки, я могу обратиться за помощью, отправив письмо в службу технической поддержки Обществ<text:span text:style-name="T2">а </text:span><text:span text:style-name="T3">info @winwinland.ru</text:span></text:p>
      <text:p text:style-name="P2"><text:tab/>Настоящим подтверждаю, что мои конкретные действия (заполнение регистрационной карточки и нажатие кнопки «Отправить») на сайтах https://winwinland.ru, и/или https:/for16.ru, и/или https://www.1-info.ru является достаточной формой согласия и позволяет подтвердить сторонам факт получения такого согласия, при этом иных доказательств для дополнительного подтверждения моего свободного волеизъявления не потребуется.</text:p>
      <text:p text:style-name="P4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ldaSans" svg:font-family="TildaSans, Arial, sans-serif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12cm" fo:margin-bottom="2cm" fo:margin-left="2cm" fo:margin-right="1.2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7:36:58.051000000</meta:creation-date>
    <dc:date>2024-09-02T00:09:33.916643520</dc:date>
    <meta:editing-duration>PT28M28S</meta:editing-duration>
    <meta:editing-cycles>4</meta:editing-cycles>
    <meta:generator>LibreOffice/7.6.7.2$Linux_X86_64 LibreOffice_project/60$Build-2</meta:generator>
    <meta:document-statistic meta:table-count="0" meta:image-count="0" meta:object-count="0" meta:page-count="1" meta:paragraph-count="11" meta:word-count="363" meta:character-count="2838" meta:non-whitespace-character-count="2469"/>
  </office:meta>
</office:document-meta>
</file>